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office:version="1.0">
  <office:font-face-decls>
    <style:font-face style:name="Courier New" svg:font-family="Courier New"/>
    <style:font-face style:name="Arial" svg:font-family="Arial"/>
  </office:font-face-decls>
  <office:automatic-styles>
    <style:style style:name="auto_ggdiihajijf" style:family="text">
      <style:text-properties style:font-name="Arial" fo:font-size="6pt" fo:color="#FF00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jhdckfehgbc" style:family="text">
      <style:text-properties style:font-name="Arial" fo:font-size="6pt" fo:color="#0F28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fjcfcddiihh" style:family="text">
      <style:text-properties style:font-name="Arial" fo:font-size="6pt" fo:color="#1F4F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ibjbjkcdhek" style:family="text">
      <style:text-properties style:font-name="Arial" fo:font-size="6pt" fo:color="#2F76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bgcgkihfjfj" style:family="text">
      <style:text-properties style:font-name="Arial" fo:font-size="6pt" fo:color="#3F9D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jhdkghkdefd" style:family="text">
      <style:text-properties style:font-name="Arial" fo:font-size="6pt" fo:color="#4FC4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fcifeihfcdg" style:family="text">
      <style:text-properties style:font-name="Arial" fo:font-size="6pt" fo:color="#5FEB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jcickbddfec" style:family="text">
      <style:text-properties style:font-name="Arial" fo:font-size="6pt" fo:color="#6F12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ehddjghiiga" style:family="text">
      <style:text-properties style:font-name="Arial" fo:font-size="6pt" fo:color="#7F39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cbdchfcffgb" style:family="text">
      <style:text-properties style:font-name="Arial" fo:font-size="6pt" fo:color="#8F60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cafedefdefi" style:family="text">
      <style:text-properties style:font-name="Arial" fo:font-size="6pt" fo:color="#9F87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dgkibefdgfg" style:family="text">
      <style:text-properties style:font-name="Arial" fo:font-size="6pt" fo:color="#AFAE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jgbcdjeeecj" style:family="text">
      <style:text-properties style:font-name="Arial" fo:font-size="6pt" fo:color="#BFD5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eecgebeggeb" style:family="text">
      <style:text-properties style:font-name="Arial" fo:font-size="6pt" fo:color="#CFFC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fiabgeafffe" style:family="text">
      <style:text-properties style:font-name="Arial" fo:font-size="6pt" fo:color="#DF2302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ecfbbcbibgh" style:family="text">
      <style:text-properties style:font-name="Arial" fo:font-size="6pt" fo:color="#EF4A02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ecbdedjjcji" style:family="text">
      <style:text-properties style:font-name="Arial" fo:font-size="6pt" fo:color="#FF7102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cbffjdfdcac" style:family="text">
      <style:text-properties style:font-name="Arial" fo:font-size="6pt" fo:color="#0F9902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bggegkeicdg" style:family="text">
      <style:text-properties style:font-name="Arial" fo:font-size="6pt" fo:color="#1FC002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bcjffbhbjbk" style:family="text">
      <style:text-properties style:font-name="Arial" fo:font-size="6pt" fo:color="#2FE702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bkdgcgbjjdg" style:family="text">
      <style:text-properties style:font-name="Arial" fo:font-size="6pt" fo:color="#3F0E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dihjjcheajj" style:family="text">
      <style:text-properties style:font-name="Arial" fo:font-size="6pt" fo:color="#4F35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bhibeciihaf" style:family="text">
      <style:text-properties style:font-name="Arial" fo:font-size="6pt" fo:color="#5F5C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deebcakbjca" style:family="text">
      <style:text-properties style:font-name="Arial" fo:font-size="6pt" fo:color="#6F83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bigehhadbcb" style:family="text">
      <style:text-properties style:font-name="Arial" fo:font-size="6pt" fo:color="#7FAA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icegjbdaicf" style:family="text">
      <style:text-properties style:font-name="Arial" fo:font-size="6pt" fo:color="#8FD1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ekfjidbjbeh" style:family="text">
      <style:text-properties style:font-name="Arial" fo:font-size="6pt" fo:color="#9FF8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effhghebbde" style:family="text">
      <style:text-properties style:font-name="Arial" fo:font-size="6pt" fo:color="#AF1F04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beihdffbdjb" style:family="text">
      <style:text-properties style:font-name="Arial" fo:font-size="6pt" fo:color="#BF4604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behigifdidd" style:family="text">
      <style:text-properties style:font-name="Arial" fo:font-size="6pt" fo:color="#CF6D04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ggfgjiedjbc" style:family="text">
      <style:text-properties style:font-name="Arial" fo:font-size="6pt" fo:color="#DF9404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hgjfjeagaeb" style:family="text">
      <style:text-properties style:font-name="Arial" fo:font-size="6pt" fo:color="#DF9404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eahijbbhdgd" style:family="table">
      <style:table-properties style:width="12.0cm" table:align="center" table:border-model="collapsing"/>
    </style:style>
    <style:style style:name="auto_eccehccejfi" style:family="table-row">
      <style:table-row-properties style:use-optimal-row-height="true"/>
    </style:style>
    <style:style style:name="auto_fhbbdjbabjg" style:family="table-column">
      <style:table-column-properties style:use-optimal-column-width="true"/>
    </style:style>
    <style:style style:name="auto_fgabdibeafb" style:family="table-cell">
      <style:table-cell-properties fo:padding-left="0.1cm" fo:padding-right="0.1cm" fo:padding-top="0.1cm" fo:padding-bottom="0.1cm" fo:border-top="0.1cm solid #FF0000" fo:border-bottom="0.1cm solid #FF0000" fo:border-left="0.1cm solid #FF0000" fo:border-right="0.1cm solid #FF0000" style:vertical-align="middle"/>
    </style:style>
    <style:style style:name="auto_iibhkgedifi" style:family="paragraph">
      <style:paragraph-properties style:tab-stop-distance="0.5cm" fo:text-align="right" style:line-spacing="0.1cm" fo:break-before="page"/>
    </style:style>
    <style:style style:name="auto_hadddjcefbk" style:family="paragraph">
      <style:paragraph-properties style:tab-stop-distance="0.5cm" fo:text-align="right" style:line-spacing="0.1cm" fo:break-before="page"/>
    </style:style>
    <style:style style:name="auto_ddjejhdhbck" style:family="table-column">
      <style:table-column-properties style:use-optimal-column-width="true"/>
    </style:style>
    <style:style style:name="auto_abbkikfibgi" style:family="paragraph">
      <style:paragraph-properties style:tab-stop-distance="0.5cm" fo:text-align="right" style:line-spacing="0.1cm" fo:break-before="page"/>
    </style:style>
    <style:style style:name="auto_accfciigfba" style:family="table-row">
      <style:table-row-properties style:use-optimal-row-height="true"/>
    </style:style>
    <style:style style:name="auto_bkcfejfghfi" style:family="table-column">
      <style:table-column-properties style:use-optimal-column-width="true"/>
    </style:style>
  </office:automatic-styles>
  <office:body>
    <office:text>
      <text:p>Hello, World!<text:tab/><text:tab/>|<text:s text:c="8"/>|<text:line-break/>|<text:tab/><text:tab/><text:tab/><text:tab/>|</text:p>
      <text:p/>
      <text:p>paragraph<text:span text:style-name="auto_ggdiihajijf">Строка!</text:span></text:p>
      <text:p><text:span text:style-name="auto_jhdckfehgbc">СИЕ ЕСТЬ НЕКАЯ СТРОЧКА РУССКОЯЗЫЧНОГО...<text:tab/>ТЕКСТА<text:line-break/></text:span></text:p>
      <text:p><text:span text:style-name="auto_fjcfcddiihh">СИЕ ЕСТЬ НЕКАЯ СТРОЧКА РУССКОЯЗЫЧНОГО...<text:tab/>ТЕКСТА<text:line-break/></text:span></text:p>
      <text:p><text:span text:style-name="auto_ibjbjkcdhek">СИЕ ЕСТЬ НЕКАЯ СТРОЧКА РУССКОЯЗЫЧНОГО...<text:tab/>ТЕКСТА<text:line-break/></text:span></text:p>
      <text:p><text:span text:style-name="auto_bgcgkihfjfj">СИЕ ЕСТЬ НЕКАЯ СТРОЧКА РУССКОЯЗЫЧНОГО...<text:tab/>ТЕКСТА<text:line-break/></text:span></text:p>
      <text:p><text:span text:style-name="auto_jhdkghkdefd">СИЕ ЕСТЬ НЕКАЯ СТРОЧКА РУССКОЯЗЫЧНОГО...<text:tab/>ТЕКСТА<text:line-break/></text:span></text:p>
      <text:p><text:span text:style-name="auto_fcifeihfcdg">СИЕ ЕСТЬ НЕКАЯ СТРОЧКА РУССКОЯЗЫЧНОГО...<text:tab/>ТЕКСТА<text:line-break/></text:span></text:p>
      <text:p><text:span text:style-name="auto_jcickbddfec">СИЕ ЕСТЬ НЕКАЯ СТРОЧКА РУССКОЯЗЫЧНОГО...<text:tab/>ТЕКСТА<text:line-break/></text:span></text:p>
      <text:p><text:span text:style-name="auto_ehddjghiiga">СИЕ ЕСТЬ НЕКАЯ СТРОЧКА РУССКОЯЗЫЧНОГО...<text:tab/>ТЕКСТА<text:line-break/></text:span></text:p>
      <text:p><text:span text:style-name="auto_cbdchfcffgb">СИЕ ЕСТЬ НЕКАЯ СТРОЧКА РУССКОЯЗЫЧНОГО...<text:tab/>ТЕКСТА<text:line-break/></text:span></text:p>
      <text:p><text:span text:style-name="auto_cafedefdefi">СИЕ ЕСТЬ НЕКАЯ СТРОЧКА РУССКОЯЗЫЧНОГО...<text:tab/>ТЕКСТА<text:line-break/></text:span></text:p>
      <text:p><text:span text:style-name="auto_dgkibefdgfg">СИЕ ЕСТЬ НЕКАЯ СТРОЧКА РУССКОЯЗЫЧНОГО...<text:tab/>ТЕКСТА<text:line-break/></text:span></text:p>
      <text:p><text:span text:style-name="auto_jgbcdjeeecj">СИЕ ЕСТЬ НЕКАЯ СТРОЧКА РУССКОЯЗЫЧНОГО...<text:tab/>ТЕКСТА<text:line-break/></text:span></text:p>
      <text:p><text:span text:style-name="auto_eecgebeggeb">СИЕ ЕСТЬ НЕКАЯ СТРОЧКА РУССКОЯЗЫЧНОГО...<text:tab/>ТЕКСТА<text:line-break/></text:span></text:p>
      <text:p><text:span text:style-name="auto_fiabgeafffe">СИЕ ЕСТЬ НЕКАЯ СТРОЧКА РУССКОЯЗЫЧНОГО...<text:tab/>ТЕКСТА<text:line-break/></text:span></text:p>
      <text:p><text:span text:style-name="auto_ecfbbcbibgh">СИЕ ЕСТЬ НЕКАЯ СТРОЧКА РУССКОЯЗЫЧНОГО...<text:tab/>ТЕКСТА<text:line-break/></text:span></text:p>
      <text:p><text:span text:style-name="auto_ecbdedjjcji">СИЕ ЕСТЬ НЕКАЯ СТРОЧКА РУССКОЯЗЫЧНОГО...<text:tab/>ТЕКСТА<text:line-break/></text:span></text:p>
      <text:p><text:span text:style-name="auto_cbffjdfdcac">СИЕ ЕСТЬ НЕКАЯ СТРОЧКА РУССКОЯЗЫЧНОГО...<text:tab/>ТЕКСТА<text:line-break/></text:span></text:p>
      <text:p><text:span text:style-name="auto_bggegkeicdg">СИЕ ЕСТЬ НЕКАЯ СТРОЧКА РУССКОЯЗЫЧНОГО...<text:tab/>ТЕКСТА<text:line-break/></text:span></text:p>
      <text:p><text:span text:style-name="auto_bcjffbhbjbk">СИЕ ЕСТЬ НЕКАЯ СТРОЧКА РУССКОЯЗЫЧНОГО...<text:tab/>ТЕКСТА<text:line-break/></text:span></text:p>
      <text:p><text:span text:style-name="auto_bkdgcgbjjdg">СИЕ ЕСТЬ НЕКАЯ СТРОЧКА РУССКОЯЗЫЧНОГО...<text:tab/>ТЕКСТА<text:line-break/></text:span></text:p>
      <text:p><text:span text:style-name="auto_dihjjcheajj">СИЕ ЕСТЬ НЕКАЯ СТРОЧКА РУССКОЯЗЫЧНОГО...<text:tab/>ТЕКСТА<text:line-break/></text:span></text:p>
      <text:p><text:span text:style-name="auto_bhibeciihaf">СИЕ ЕСТЬ НЕКАЯ СТРОЧКА РУССКОЯЗЫЧНОГО...<text:tab/>ТЕКСТА<text:line-break/></text:span></text:p>
      <text:p><text:span text:style-name="auto_deebcakbjca">СИЕ ЕСТЬ НЕКАЯ СТРОЧКА РУССКОЯЗЫЧНОГО...<text:tab/>ТЕКСТА<text:line-break/></text:span></text:p>
      <text:p><text:span text:style-name="auto_bigehhadbcb">СИЕ ЕСТЬ НЕКАЯ СТРОЧКА РУССКОЯЗЫЧНОГО...<text:tab/>ТЕКСТА<text:line-break/></text:span></text:p>
      <text:p><text:span text:style-name="auto_icegjbdaicf">СИЕ ЕСТЬ НЕКАЯ СТРОЧКА РУССКОЯЗЫЧНОГО...<text:tab/>ТЕКСТА<text:line-break/></text:span></text:p>
      <text:p><text:span text:style-name="auto_ekfjidbjbeh">СИЕ ЕСТЬ НЕКАЯ СТРОЧКА РУССКОЯЗЫЧНОГО...<text:tab/>ТЕКСТА<text:line-break/></text:span></text:p>
      <text:p><text:span text:style-name="auto_effhghebbde">СИЕ ЕСТЬ НЕКАЯ СТРОЧКА РУССКОЯЗЫЧНОГО...<text:tab/>ТЕКСТА<text:line-break/></text:span></text:p>
      <text:p><text:span text:style-name="auto_beihdffbdjb">СИЕ ЕСТЬ НЕКАЯ СТРОЧКА РУССКОЯЗЫЧНОГО...<text:tab/>ТЕКСТА<text:line-break/></text:span></text:p>
      <text:p><text:span text:style-name="auto_behigifdidd">СИЕ ЕСТЬ НЕКАЯ СТРОЧКА РУССКОЯЗЫЧНОГО...<text:tab/>ТЕКСТА<text:line-break/></text:span></text:p>
      <text:p><text:span text:style-name="auto_ggfgjiedjbc">СИЕ ЕСТЬ НЕКАЯ СТРОЧКА РУССКОЯЗЫЧНОГО...<text:tab/>ТЕКСТА<text:line-break/></text:span>Строка</text:p>
      <table:table table:name="gecjhedfgbb" table:style-name="auto_eahijbbhdgd">
        <table:table-column table:style-name="auto_fhbbdjbabjg"/>
        <table:table-column table:style-name="auto_fhbbdjbabjg"/>
        <table:table-column table:style-name="auto_fhbbdjbabjg"/>
        <table:table-column table:style-name="auto_fhbbdjbabjg"/>
        <table:table-column table:style-name="auto_fhbbdjbabjg"/>
        <table:table-column table:style-name="auto_ddjejhdhbck"/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accfciigfba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  <table:table-row table:style-name="auto_eccehccejfi"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  <table:table-cell table:style-name="auto_fgabdibeafb"/>
        </table:table-row>
      </table:table>
      <text:p text:style-name="auto_iibhkgedifi">F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office:version="1.0">
  <office:font-face-decls>
    <style:font-face style:name="Courier New" svg:font-family="Courier New"/>
    <style:font-face style:name="Arial" svg:font-family="Arial"/>
  </office:font-face-decls>
  <office:automatic-styles>
    <style:page-layout style:name="StandardPageLayout">
      <style:page-layout-properties fo:page-width="21.0cm" fo:page-height="29.0cm" style:print-orientation="portrait" fo:margin-top="1.0cm" fo:margin-bottom="1.0cm" fo:margin-left="1.0cm" fo:margin-right="1.0cm"/>
    </style:page-layout>
  </office:automatic-styles>
  <office:master-styles>
    <style:master-page style:name="Standard" style:page-layout-name="StandardPageLayout"/>
  </office:master-styles>
  <office:styles>
    <style:default-style style:family="paragraph">
      <style:text-properties style:font-name="Courier New" fo:font-size="8pt" fo:color="#0000FF" fo:font-style="italic" fo:font-weight="bold"/>
      <style:paragraph-properties style:tab-stop-distance="0.5cm" fo:text-align="center" style:line-spacing="0.1cm"/>
    </style:default-style>
    <style:style style:name="Standard" style:family="paragraph" style:class="text"/>
  </office: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/>
</file>